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594cm"/>
    </style:style>
    <style:style style:name="gr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draw:marker-start="Circle" draw:marker-start-width="0.3cm" draw:marker-end="Arrow" draw:marker-end-width="0.3cm" draw:fill-color="#ffffff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39cm" fo:min-width="2.194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559cm" style:use-optimal-column-width="false"/>
    </style:style>
    <style:style style:name="co2" style:family="table-column">
      <style:table-column-properties style:column-width="1.558cm" style:use-optimal-column-width="false"/>
    </style:style>
    <style:style style:name="co3" style:family="table-column">
      <style:table-column-properties style:column-width="1.56cm" style:use-optimal-column-width="false"/>
    </style:style>
    <style:style style:name="co4" style:family="table-column">
      <style:table-column-properties style:column-width="1.561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0.966cm"/>
    </style:style>
    <style:style style:name="ro3" style:family="table-row">
      <style:table-row-properties style:row-height="0.968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4pt" style:font-size-asian="14pt" style:font-size-complex="14pt"/>
    </style:style>
    <style:style style:name="ce2" style:family="table-cell">
      <loext:graphic-properties draw:fill-color="#ffffff" style:repeat="repeat"/>
      <style:paragraph-properties fo:border="0.03pt solid #000000"/>
    </style:style>
    <style:style style:name="P1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01cm" svg:height="1.844cm" svg:x="1cm" svg:y="1.061cm">
          <draw:text-box>
            <text:p text:style-name="P1">var two = \f. \a. f (f a);</text:p>
            <text:p text:style-name="P1">var m = 1;</text:p>
            <text:p text:style-name="P1">var inc = \n. n + m;</text:p>
            <text:p text:style-name="P1">two inc 5</text:p>
          </draw:text-box>
        </draw:frame>
        <draw:custom-shape draw:style-name="gr2" draw:text-style-name="P3" draw:layer="layout" svg:width="0.635cm" svg:height="0.635cm" svg:x="7.731cm" svg:y="1.50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standard" draw:layer="layout" svg:width="3.116cm" svg:height="0.963cm" svg:x="3.852cm" svg:y="3.6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">two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line draw:style-name="gr3" draw:text-style-name="P5" draw:layer="layout" svg:x1="6.207cm" svg:y1="4.048cm" svg:x2="8.366cm" svg:y2="4.048cm">
          <text:p/>
        </draw:line>
        <draw:custom-shape draw:style-name="gr4" draw:text-style-name="P6" draw:layer="layout" svg:width="3.81cm" svg:height="1.397cm" svg:x="8.239cm" svg:y="3.286cm">
          <text:p text:style-name="P3"><text:span text:style-name="T1">f <text:s text:c="3"/>\a.f(f a) <text:s text:c="3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9.255cm" svg:y1="3.413cm" svg:x2="9.255cm" svg:y2="4.556cm">
          <text:p/>
        </draw:line>
        <draw:line draw:style-name="gr5" draw:text-style-name="P7" draw:layer="layout" svg:x1="11.033cm" svg:y1="3.413cm" svg:x2="11.033cm" svg:y2="4.556cm">
          <text:p/>
        </draw:line>
        <draw:line draw:style-name="gr6" draw:text-style-name="P7" draw:layer="layout" svg:x1="5.953cm" svg:y1="3.667cm" svg:x2="7.858cm" svg:y2="2.143cm">
          <text:p/>
        </draw:line>
        <draw:path draw:style-name="gr6" draw:text-style-name="P7" draw:layer="layout" svg:width="3.643cm" svg:height="1.036cm" draw:transform="rotate (2.74679917678868) translate (11.501cm 4.175cm)" svg:viewBox="0 0 3644 1037" svg:d="M0 0c283 1671 2543 821 3644 821">
          <text:p/>
        </draw:path>
        <draw:frame draw:style-name="standard" draw:layer="layout" svg:width="3.118cm" svg:height="0.965cm" svg:x="3.929cm" svg:y="5.813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2" table:default-cell-style-name="ce1">
              <table:table-cell>
                <text:p text:style-name="P4"><text:span text:style-name="T1">m</text:span></text:p>
              </table:table-cell>
              <table:table-cell>
                <text:p text:style-name="P4"><text:span text:style-name="T1">1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6" draw:text-style-name="P7" draw:layer="layout" svg:x1="4.683cm" svg:y1="5.826cm" svg:x2="4.683cm" svg:y2="4.556cm">
          <text:p/>
        </draw:line>
        <draw:frame draw:style-name="standard" draw:layer="layout" svg:width="3.116cm" svg:height="0.963cm" svg:x="4.048cm" svg:y="8.0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1">inc</text:span></text:p>
              </table:table-cell>
              <table:table-cell table:style-name="ce2"/>
            </table:table-row>
          </table:table>
          <draw:image xlink:href="Pictures/TablePreview3.svm" xlink:type="simple" xlink:show="embed" xlink:actuate="onLoad"/>
        </draw:frame>
        <draw:line draw:style-name="gr3" draw:text-style-name="P5" draw:layer="layout" svg:x1="6.403cm" svg:y1="8.474cm" svg:x2="8.562cm" svg:y2="8.474cm">
          <text:p/>
        </draw:line>
        <draw:custom-shape draw:style-name="gr4" draw:text-style-name="P6" draw:layer="layout" svg:width="3.81cm" svg:height="1.397cm" svg:x="8.435cm" svg:y="7.712cm">
          <text:p text:style-name="P3"><text:span text:style-name="T1">n <text:s text:c="4"/>n+m <text:s text:c="6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9.451cm" svg:y1="7.839cm" svg:x2="9.451cm" svg:y2="8.982cm">
          <text:p/>
        </draw:line>
        <draw:line draw:style-name="gr5" draw:text-style-name="P7" draw:layer="layout" svg:x1="11.229cm" svg:y1="7.839cm" svg:x2="11.229cm" svg:y2="8.982cm">
          <text:p/>
        </draw:line>
        <draw:line draw:style-name="gr6" draw:text-style-name="P7" draw:layer="layout" svg:x1="4.625cm" svg:y1="8.093cm" svg:x2="4.556cm" svg:y2="6.823cm">
          <text:p/>
        </draw:line>
        <draw:path draw:style-name="gr6" draw:text-style-name="P7" draw:layer="layout" svg:width="5.151cm" svg:height="1.021cm" draw:transform="skewX (0.321140582366956) rotate (2.88258579259383) translate (11.6087772020725cm 8.366cm)" svg:viewBox="0 0 5152 1022" svg:d="M0 0c400 1647 3596 809 5152 808">
          <text:p/>
        </draw:path>
        <draw:frame draw:style-name="standard" draw:layer="layout" svg:width="3.118cm" svg:height="0.965cm" svg:x="12.487cm" svg:y="5.686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2" table:default-cell-style-name="ce1">
              <table:table-cell>
                <text:p text:style-name="P4"><text:span text:style-name="T1">f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path draw:style-name="gr6" draw:text-style-name="P7" draw:layer="layout" svg:width="3.936cm" svg:height="4.759cm" draw:transform="rotate (1.5707963267949) translate (8.62cm 5.699cm)" svg:viewBox="0 0 3937 4760" svg:d="M0 4621c3810 1094 3514-4621 3937-4621">
          <text:p/>
        </draw:path>
        <draw:path draw:style-name="gr3" draw:text-style-name="P5" draw:layer="layout" svg:width="3.594cm" svg:height="0.608cm" draw:transform="rotate (-2.43717776748488) translate (15.3643067991198cm 6.54396479105184cm)" svg:viewBox="0 0 3595 609" svg:d="M0 609c1606-1302 2483-112 3595-112">
          <text:p/>
        </draw:path>
        <draw:frame draw:style-name="standard" draw:layer="layout" svg:width="3.116cm" svg:height="0.963cm" svg:x="9.001cm" svg:y="10.49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a</text:span></text:p>
              </table:table-cell>
              <table:table-cell>
                <text:p text:style-name="P4"><text:span text:style-name="T1">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4" draw:text-style-name="P6" draw:layer="layout" svg:width="3.81cm" svg:height="1.397cm" svg:x="13.388cm" svg:y="10.144cm">
          <text:p text:style-name="P3"><text:span text:style-name="T1">a <text:s text:c="4"/>f(f a) <text:s text:c="6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4.404cm" svg:y1="10.271cm" svg:x2="14.404cm" svg:y2="11.414cm">
          <text:p/>
        </draw:line>
        <draw:line draw:style-name="gr5" draw:text-style-name="P7" draw:layer="layout" svg:x1="16.182cm" svg:y1="10.271cm" svg:x2="16.182cm" svg:y2="11.414cm">
          <text:p/>
        </draw:line>
        <draw:path draw:style-name="gr6" draw:text-style-name="P7" draw:layer="layout" svg:width="0.534cm" svg:height="3.932cm" draw:transform="skewX (0.367391807544806) rotate (0.794822941358218) translate (15.0012724208687cm 6.94438270886312cm)" svg:viewBox="0 0 535 3933" svg:d="M0 3933c1094-1153 103-1879 499-3933">
          <text:p/>
        </draw:path>
        <draw:path draw:style-name="gr6" draw:text-style-name="P7" draw:layer="layout" svg:width="5.176cm" svg:height="0.775cm" draw:transform="skewX (0.367391807544806) rotate (0.794822941358218) translate (11.4182192230294cm 10.2554575160914cm)" svg:viewBox="0 0 5177 776" svg:d="M0 276c1094-1153 4781 1807 5177-248">
          <text:p/>
        </draw:path>
        <draw:frame draw:style-name="standard" draw:layer="layout" svg:width="3.118cm" svg:height="0.965cm" svg:x="4.583cm" svg:y="12.121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2" table:default-cell-style-name="ce1">
              <table:table-cell>
                <text:p text:style-name="P4"><text:span text:style-name="T1">n</text:span></text:p>
              </table:table-cell>
              <table:table-cell>
                <text:p text:style-name="P4"><text:span text:style-name="T1">5</text:span></text:p>
              </table:table-cell>
            </table:table-row>
          </table:table>
          <draw:image xlink:href="Pictures/TablePreview6.svm" xlink:type="simple" xlink:show="embed" xlink:actuate="onLoad"/>
        </draw:frame>
        <draw:path draw:style-name="gr6" draw:text-style-name="P7" draw:layer="layout" svg:width="3.659cm" svg:height="4.695cm" draw:transform="skewX (0.367391807544806) rotate (0.794822941358218) translate (1.33069992635174cm 9.14106762321218cm)" svg:viewBox="0 0 3660 4696" svg:d="M1628 4695c-237 87-4603-5323 2032-4634">
          <text:p/>
        </draw:path>
        <draw:frame draw:style-name="standard" draw:layer="layout" svg:width="3.12cm" svg:height="0.967cm" svg:x="4.656cm" svg:y="13.787cm">
          <table:table table:template-name="default" table:use-first-row-styles="true" table:use-banding-rows-styles="true">
            <table:table-column table:style-name="co4"/>
            <table:table-column table:style-name="co3"/>
            <table:table-row table:style-name="ro3" table:default-cell-style-name="ce1">
              <table:table-cell>
                <text:p text:style-name="P4"><text:span text:style-name="T1">n</text:span></text:p>
              </table:table-cell>
              <table:table-cell>
                <text:p text:style-name="P4"><text:span text:style-name="T1">6</text:span>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6" draw:text-style-name="P7" draw:layer="layout" svg:width="4.592cm" svg:height="6.18cm" draw:transform="skewX (0.367391807544806) rotate (0.794822941358218) translate (0.72020705703015cm 9.42152289274806cm)" svg:viewBox="0 0 4593 6181" svg:d="M1738 6181c-1784-1176-3780-6812 2855-6123">
          <text:p/>
        </draw:path>
        <draw:frame draw:style-name="gr7" draw:text-style-name="P8" draw:layer="layout" svg:width="3.131cm" svg:height="0.954cm" svg:x="8.874cm" svg:y="13.127cm">
          <draw:text-box>
            <text:p>result = 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4:37:53.733473000</meta:creation-date>
    <dc:date>2017-02-28T15:25:48.527080000</dc:date>
    <meta:editing-duration>PT57S</meta:editing-duration>
    <meta:editing-cycles>1</meta:editing-cycles>
    <meta:document-statistic meta:object-count="32"/>
    <meta:generator>LibreOffice/4.4.4.3$MacOSX_X86_64 LibreOffice_project/2c39ebcf046445232b798108aa8a7e7d89552ea8</meta:generator>
  </office:meta>
</office:document-meta>
</file>